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22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1.251cm"/>
    </style:style>
    <style:style style:name="Table1.D" style:family="table-column">
      <style:table-column-properties style:column-width="1.249cm"/>
    </style:style>
    <style:style style:name="Table1.R" style:family="table-column">
      <style:table-column-properties style:column-width="1.2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R1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R2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R3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MT" fo:font-size="7pt" fo:font-weight="bold" style:font-name-asian="ArialMT" style:font-size-asian="7pt" style:font-weight-asian="bold" style:font-name-complex="ArialMT" style:font-size-complex="7pt"/>
    </style:style>
    <style:style style:name="P10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D"/>
        <table:table-column table:style-name="Table1.C" table:number-columns-repeated="3"/>
        <table:table-column table:style-name="Table1.D"/>
        <table:table-column table:style-name="Table1.C" table:number-columns-repeated="3"/>
        <table:table-column table:style-name="Table1.D"/>
        <table:table-column table:style-name="Table1.C"/>
        <table:table-column table:style-name="Table1.R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9"/>
          </table:table-cell>
          <table:table-cell table:style-name="Table1.R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/>
          </table:table-cell>
          <table:table-cell table:style-name="Table1.R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10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R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16T21:59:00.20</dc:date>
    <meta:print-date>2013-03-20T15:09:00</meta:print-date>
    <meta:editing-cycles>31</meta:editing-cycles>
    <meta:editing-duration>PT3H26M48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